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,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93,3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,859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241.4" calcext:value-type="float">
            <text:p>241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52,0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11,443.8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51,8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2.5" calcext:value-type="float">
            <text:p>50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3,55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11,154.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string" calcext:value-type="string">
            <text:p>Week 2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26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9,236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3,54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2,140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45,296</text:p>
          </table:table-cell>
          <table:table-cell/>
          <table:table-cell office:value-type="string" calcext:value-type="string">
            <text:p>4,518</text:p>
          </table:table-cell>
          <table:table-cell office:value-type="float" office:value="949.6" calcext:value-type="float">
            <text:p>949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&amp;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^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50,580</text:p>
          </table:table-cell>
          <table:table-cell/>
          <table:table-cell office:value-type="string" calcext:value-type="string">
            <text:p>5,037</text:p>
          </table:table-cell>
          <table:table-cell office:value-type="float" office:value="398.8" calcext:value-type="float">
            <text:p>398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 Chikungunya Fever 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Americas, by Country or Territory, 2014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Weekly and Cumulative cas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pidemiological Week / EW 28 (Updated 11 July 201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ses</text:p>
          </table:table-cell>
          <table:table-cell table:number-columns-repeated="2"/>
          <table:table-cell office:value-type="string" calcext:value-type="string">
            <text:p>Cas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53</meta:creation-date>
    <dc:date>2018-09-01T09:02:53</dc:date>
    <meta:generator>LibreOffice/5.1.6.2$Linux_X86_64 LibreOffice_project/10m0$Build-2</meta:generator>
    <meta:document-statistic meta:table-count="2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